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</style:style>
    <style:style style:name="ce9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end" fo:margin-right="0cm"/>
    </style:style>
    <style:style style:name="ce10" style:family="table-cell" style:parent-style-name="_21315__20998__20301__91_0_93_" style:data-style-name="N33">
      <style:table-cell-properties fo:border="thin solid #000000"/>
    </style:style>
    <style:style style:name="ce11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top" fo:wrap-option="wrap" style:repeat-content="false"/>
      <style:paragraph-properties fo:text-align="end" fo:margin-right="0cm"/>
    </style:style>
    <style:style style:name="ce1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</style:style>
    <style:style style:name="ce14" style:family="table-cell" style:parent-style-name="_21315__20998__20301__91_0_93_" style:data-style-name="N33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06916666666667cm" style:use-optimal-column-width="true"/>
    </style:style>
    <style:style style:name="co5" style:family="table-column">
      <style:table-column-properties fo:break-before="auto" style:column-width="3.175cm" style:use-optimal-column-width="true"/>
    </style:style>
    <style:style style:name="co6" style:family="table-column">
      <style:table-column-properties fo:break-before="auto" style:column-width="2.72520833333333cm" style:use-optimal-column-width="true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1354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1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0" table:style-name="ce8">
            <text:p><text:s/>9,570<text:s/></text:p>
          </table:table-cell>
          <table:table-cell office:value-type="float" office:value="1017406" table:style-name="ce9">
            <text:p><text:s/>1,017,406<text:s/></text:p>
          </table:table-cell>
          <table:table-cell office:value-type="float" office:value="1286134" table:style-name="ce10">
            <text:p><text:s/>1,286,134<text:s/></text:p>
          </table:table-cell>
          <table:table-cell office:value-type="float" office:value="1388899" table:style-name="ce11">
            <text:p><text:s/>1,388,899<text:s/></text:p>
          </table:table-cell>
          <table:table-cell office:value-type="float" office:value="2675033" table:style-name="ce12">
            <text:p>2,675,03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41" table:style-name="ce9">
            <text:p><text:s/>79,641<text:s/></text:p>
          </table:table-cell>
          <table:table-cell office:value-type="float" office:value="99930" table:style-name="ce10">
            <text:p><text:s/>99,930<text:s/></text:p>
          </table:table-cell>
          <table:table-cell office:value-type="float" office:value="111079" table:style-name="ce11">
            <text:p><text:s/>111,079<text:s/></text:p>
          </table:table-cell>
          <table:table-cell office:value-type="float" office:value="211009" table:style-name="ce12">
            <text:p>211,0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41" table:style-name="ce9">
            <text:p><text:s/>88,041<text:s/></text:p>
          </table:table-cell>
          <table:table-cell office:value-type="float" office:value="109531" table:style-name="ce10">
            <text:p><text:s/>109,531<text:s/></text:p>
          </table:table-cell>
          <table:table-cell office:value-type="float" office:value="118376" table:style-name="ce11">
            <text:p><text:s/>118,376<text:s/></text:p>
          </table:table-cell>
          <table:table-cell office:value-type="float" office:value="227907" table:style-name="ce12">
            <text:p>227,9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46" table:style-name="ce9">
            <text:p><text:s/>118,946<text:s/></text:p>
          </table:table-cell>
          <table:table-cell office:value-type="float" office:value="147172" table:style-name="ce10">
            <text:p><text:s/>147,172<text:s/></text:p>
          </table:table-cell>
          <table:table-cell office:value-type="float" office:value="166370" table:style-name="ce11">
            <text:p><text:s/>166,370<text:s/></text:p>
          </table:table-cell>
          <table:table-cell office:value-type="float" office:value="313542" table:style-name="ce12">
            <text:p>313,5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120" table:style-name="ce9">
            <text:p><text:s/>96,120<text:s/></text:p>
          </table:table-cell>
          <table:table-cell office:value-type="float" office:value="106350" table:style-name="ce10">
            <text:p><text:s/>106,350<text:s/></text:p>
          </table:table-cell>
          <table:table-cell office:value-type="float" office:value="120687" table:style-name="ce11">
            <text:p><text:s/>120,687<text:s/></text:p>
          </table:table-cell>
          <table:table-cell office:value-type="float" office:value="227037" table:style-name="ce12">
            <text:p>227,03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3976" table:style-name="ce9">
            <text:p><text:s/>63,976<text:s/></text:p>
          </table:table-cell>
          <table:table-cell office:value-type="float" office:value="77959" table:style-name="ce10">
            <text:p><text:s/>77,959<text:s/></text:p>
          </table:table-cell>
          <table:table-cell office:value-type="float" office:value="84336" table:style-name="ce11">
            <text:p><text:s/>84,336<text:s/></text:p>
          </table:table-cell>
          <table:table-cell office:value-type="float" office:value="162295" table:style-name="ce12">
            <text:p>162,29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858" table:style-name="ce9">
            <text:p><text:s/>49,858<text:s/></text:p>
          </table:table-cell>
          <table:table-cell office:value-type="float" office:value="63277" table:style-name="ce10">
            <text:p><text:s/>63,277<text:s/></text:p>
          </table:table-cell>
          <table:table-cell office:value-type="float" office:value="65644" table:style-name="ce11">
            <text:p><text:s/>65,644<text:s/></text:p>
          </table:table-cell>
          <table:table-cell office:value-type="float" office:value="128921" table:style-name="ce12">
            <text:p>128,92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559" table:style-name="ce9">
            <text:p><text:s/>76,559<text:s/></text:p>
          </table:table-cell>
          <table:table-cell office:value-type="float" office:value="95596" table:style-name="ce10">
            <text:p><text:s/>95,596<text:s/></text:p>
          </table:table-cell>
          <table:table-cell office:value-type="float" office:value="97107" table:style-name="ce11">
            <text:p><text:s/>97,107<text:s/></text:p>
          </table:table-cell>
          <table:table-cell office:value-type="float" office:value="192703" table:style-name="ce12">
            <text:p>192,7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854" table:style-name="ce9">
            <text:p><text:s/>100,854<text:s/></text:p>
          </table:table-cell>
          <table:table-cell office:value-type="float" office:value="130170" table:style-name="ce10">
            <text:p><text:s/>130,170<text:s/></text:p>
          </table:table-cell>
          <table:table-cell office:value-type="float" office:value="139346" table:style-name="ce11">
            <text:p><text:s/>139,346<text:s/></text:p>
          </table:table-cell>
          <table:table-cell office:value-type="float" office:value="269516" table:style-name="ce12">
            <text:p>269,51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255" table:style-name="ce8">
            <text:p><text:s/>44,255<text:s/></text:p>
          </table:table-cell>
          <table:table-cell office:value-type="float" office:value="58010" table:style-name="ce13">
            <text:p><text:s/>58,010<text:s/></text:p>
          </table:table-cell>
          <table:table-cell office:value-type="float" office:value="60530" table:style-name="ce9">
            <text:p><text:s/>60,530<text:s/></text:p>
          </table:table-cell>
          <table:table-cell office:value-type="float" office:value="118540" table:style-name="ce12">
            <text:p>118,54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8" table:style-name="ce8">
            <text:p><text:s/>908<text:s/></text:p>
          </table:table-cell>
          <table:table-cell office:value-type="float" office:value="102277" table:style-name="ce8">
            <text:p><text:s/>102,277<text:s/></text:p>
          </table:table-cell>
          <table:table-cell office:value-type="float" office:value="134671" table:style-name="ce8">
            <text:p><text:s/>134,671<text:s/></text:p>
          </table:table-cell>
          <table:table-cell office:value-type="float" office:value="145548" table:style-name="ce9">
            <text:p><text:s/>145,548<text:s/></text:p>
          </table:table-cell>
          <table:table-cell office:value-type="float" office:value="280219" table:style-name="ce12">
            <text:p>280,21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103" table:style-name="ce8">
            <text:p><text:s/>104,103<text:s/></text:p>
          </table:table-cell>
          <table:table-cell office:value-type="float" office:value="140210" table:style-name="ce8">
            <text:p><text:s/>140,210<text:s/></text:p>
          </table:table-cell>
          <table:table-cell office:value-type="float" office:value="148954" table:style-name="ce9">
            <text:p><text:s/>148,954<text:s/></text:p>
          </table:table-cell>
          <table:table-cell office:value-type="float" office:value="289164" table:style-name="ce12">
            <text:p>289,16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776" table:style-name="ce8">
            <text:p><text:s/>92,776<text:s/></text:p>
          </table:table-cell>
          <table:table-cell office:value-type="float" office:value="123258" table:style-name="ce8">
            <text:p><text:s/>123,258<text:s/></text:p>
          </table:table-cell>
          <table:table-cell office:value-type="float" office:value="130922" table:style-name="ce9">
            <text:p><text:s/>130,922<text:s/></text:p>
          </table:table-cell>
          <table:table-cell office:value-type="float" office:value="254180" table:style-name="ce12">
            <text:p>254,180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2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2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0" table:style-name="ce8">
            <text:p><text:s/>9,570<text:s/></text:p>
          </table:table-cell>
          <table:table-cell office:value-type="float" office:value="1017691" table:style-name="ce9">
            <text:p><text:s/>1,017,691<text:s/></text:p>
          </table:table-cell>
          <table:table-cell office:value-type="float" office:value="1286627" table:style-name="ce10">
            <text:p><text:s/>1,286,627<text:s/></text:p>
          </table:table-cell>
          <table:table-cell office:value-type="float" office:value="1389501" table:style-name="ce11">
            <text:p><text:s/>1,389,501<text:s/></text:p>
          </table:table-cell>
          <table:table-cell office:value-type="float" office:value="2676128" table:style-name="ce12">
            <text:p>2,676,12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37" table:style-name="ce9">
            <text:p><text:s/>79,637<text:s/></text:p>
          </table:table-cell>
          <table:table-cell office:value-type="float" office:value="99927" table:style-name="ce10">
            <text:p><text:s/>99,927<text:s/></text:p>
          </table:table-cell>
          <table:table-cell office:value-type="float" office:value="111046" table:style-name="ce11">
            <text:p><text:s/>111,046<text:s/></text:p>
          </table:table-cell>
          <table:table-cell office:value-type="float" office:value="210973" table:style-name="ce12">
            <text:p>210,97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05" table:style-name="ce9">
            <text:p><text:s/>88,005<text:s/></text:p>
          </table:table-cell>
          <table:table-cell office:value-type="float" office:value="109542" table:style-name="ce10">
            <text:p><text:s/>109,542<text:s/></text:p>
          </table:table-cell>
          <table:table-cell office:value-type="float" office:value="118450" table:style-name="ce11">
            <text:p><text:s/>118,450<text:s/></text:p>
          </table:table-cell>
          <table:table-cell office:value-type="float" office:value="227992" table:style-name="ce12">
            <text:p>227,99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27" table:style-name="ce9">
            <text:p><text:s/>118,927<text:s/></text:p>
          </table:table-cell>
          <table:table-cell office:value-type="float" office:value="147198" table:style-name="ce10">
            <text:p><text:s/>147,198<text:s/></text:p>
          </table:table-cell>
          <table:table-cell office:value-type="float" office:value="166366" table:style-name="ce11">
            <text:p><text:s/>166,366<text:s/></text:p>
          </table:table-cell>
          <table:table-cell office:value-type="float" office:value="313564" table:style-name="ce12">
            <text:p>313,56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171" table:style-name="ce9">
            <text:p><text:s/>96,171<text:s/></text:p>
          </table:table-cell>
          <table:table-cell office:value-type="float" office:value="106411" table:style-name="ce10">
            <text:p><text:s/>106,411<text:s/></text:p>
          </table:table-cell>
          <table:table-cell office:value-type="float" office:value="120718" table:style-name="ce11">
            <text:p><text:s/>120,718<text:s/></text:p>
          </table:table-cell>
          <table:table-cell office:value-type="float" office:value="227129" table:style-name="ce12">
            <text:p>227,12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016" table:style-name="ce9">
            <text:p><text:s/>64,016<text:s/></text:p>
          </table:table-cell>
          <table:table-cell office:value-type="float" office:value="78058" table:style-name="ce10">
            <text:p><text:s/>78,058<text:s/></text:p>
          </table:table-cell>
          <table:table-cell office:value-type="float" office:value="84390" table:style-name="ce11">
            <text:p><text:s/>84,390<text:s/></text:p>
          </table:table-cell>
          <table:table-cell office:value-type="float" office:value="162448" table:style-name="ce12">
            <text:p>162,44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882" table:style-name="ce9">
            <text:p><text:s/>49,882<text:s/></text:p>
          </table:table-cell>
          <table:table-cell office:value-type="float" office:value="63330" table:style-name="ce10">
            <text:p><text:s/>63,330<text:s/></text:p>
          </table:table-cell>
          <table:table-cell office:value-type="float" office:value="65681" table:style-name="ce11">
            <text:p><text:s/>65,681<text:s/></text:p>
          </table:table-cell>
          <table:table-cell office:value-type="float" office:value="129011" table:style-name="ce12">
            <text:p>129,0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581" table:style-name="ce9">
            <text:p><text:s/>76,581<text:s/></text:p>
          </table:table-cell>
          <table:table-cell office:value-type="float" office:value="95610" table:style-name="ce10">
            <text:p><text:s/>95,610<text:s/></text:p>
          </table:table-cell>
          <table:table-cell office:value-type="float" office:value="97137" table:style-name="ce11">
            <text:p><text:s/>97,137<text:s/></text:p>
          </table:table-cell>
          <table:table-cell office:value-type="float" office:value="192747" table:style-name="ce12">
            <text:p>192,74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873" table:style-name="ce9">
            <text:p><text:s/>100,873<text:s/></text:p>
          </table:table-cell>
          <table:table-cell office:value-type="float" office:value="130242" table:style-name="ce10">
            <text:p><text:s/>130,242<text:s/></text:p>
          </table:table-cell>
          <table:table-cell office:value-type="float" office:value="139485" table:style-name="ce11">
            <text:p><text:s/>139,485<text:s/></text:p>
          </table:table-cell>
          <table:table-cell office:value-type="float" office:value="269727" table:style-name="ce12">
            <text:p>269,72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295" table:style-name="ce8">
            <text:p><text:s/>44,295<text:s/></text:p>
          </table:table-cell>
          <table:table-cell office:value-type="float" office:value="58038" table:style-name="ce13">
            <text:p><text:s/>58,038<text:s/></text:p>
          </table:table-cell>
          <table:table-cell office:value-type="float" office:value="60580" table:style-name="ce9">
            <text:p><text:s/>60,580<text:s/></text:p>
          </table:table-cell>
          <table:table-cell office:value-type="float" office:value="118618" table:style-name="ce12">
            <text:p>118,61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8" table:style-name="ce8">
            <text:p><text:s/>908<text:s/></text:p>
          </table:table-cell>
          <table:table-cell office:value-type="float" office:value="102359" table:style-name="ce8">
            <text:p><text:s/>102,359<text:s/></text:p>
          </table:table-cell>
          <table:table-cell office:value-type="float" office:value="134755" table:style-name="ce8">
            <text:p><text:s/>134,755<text:s/></text:p>
          </table:table-cell>
          <table:table-cell office:value-type="float" office:value="145607" table:style-name="ce9">
            <text:p><text:s/>145,607<text:s/></text:p>
          </table:table-cell>
          <table:table-cell office:value-type="float" office:value="280362" table:style-name="ce12">
            <text:p>280,36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106" table:style-name="ce8">
            <text:p><text:s/>104,106<text:s/></text:p>
          </table:table-cell>
          <table:table-cell office:value-type="float" office:value="140220" table:style-name="ce8">
            <text:p><text:s/>140,220<text:s/></text:p>
          </table:table-cell>
          <table:table-cell office:value-type="float" office:value="149037" table:style-name="ce9">
            <text:p><text:s/>149,037<text:s/></text:p>
          </table:table-cell>
          <table:table-cell office:value-type="float" office:value="289257" table:style-name="ce12">
            <text:p>289,25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839" table:style-name="ce8">
            <text:p><text:s/>92,839<text:s/></text:p>
          </table:table-cell>
          <table:table-cell office:value-type="float" office:value="123296" table:style-name="ce8">
            <text:p><text:s/>123,296<text:s/></text:p>
          </table:table-cell>
          <table:table-cell office:value-type="float" office:value="131004" table:style-name="ce9">
            <text:p><text:s/>131,004<text:s/></text:p>
          </table:table-cell>
          <table:table-cell office:value-type="float" office:value="254300" table:style-name="ce12">
            <text:p>254,300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3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3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0" table:style-name="ce8">
            <text:p><text:s/>9,570<text:s/></text:p>
          </table:table-cell>
          <table:table-cell office:value-type="float" office:value="1018618" table:style-name="ce9">
            <text:p><text:s/>1,018,618<text:s/></text:p>
          </table:table-cell>
          <table:table-cell office:value-type="float" office:value="1287311" table:style-name="ce10">
            <text:p><text:s/>1,287,311<text:s/></text:p>
          </table:table-cell>
          <table:table-cell office:value-type="float" office:value="1390460" table:style-name="ce11">
            <text:p><text:s/>1,390,460<text:s/></text:p>
          </table:table-cell>
          <table:table-cell office:value-type="float" office:value="2677771" table:style-name="ce12">
            <text:p>2,677,77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26" table:style-name="ce9">
            <text:p><text:s/>79,626<text:s/></text:p>
          </table:table-cell>
          <table:table-cell office:value-type="float" office:value="99963" table:style-name="ce10">
            <text:p><text:s/>99,963<text:s/></text:p>
          </table:table-cell>
          <table:table-cell office:value-type="float" office:value="111057" table:style-name="ce11">
            <text:p><text:s/>111,057<text:s/></text:p>
          </table:table-cell>
          <table:table-cell office:value-type="float" office:value="211020" table:style-name="ce12">
            <text:p>211,02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16" table:style-name="ce9">
            <text:p><text:s/>88,016<text:s/></text:p>
          </table:table-cell>
          <table:table-cell office:value-type="float" office:value="109531" table:style-name="ce10">
            <text:p><text:s/>109,531<text:s/></text:p>
          </table:table-cell>
          <table:table-cell office:value-type="float" office:value="118460" table:style-name="ce11">
            <text:p><text:s/>118,460<text:s/></text:p>
          </table:table-cell>
          <table:table-cell office:value-type="float" office:value="227991" table:style-name="ce12">
            <text:p>227,99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45" table:style-name="ce9">
            <text:p><text:s/>118,945<text:s/></text:p>
          </table:table-cell>
          <table:table-cell office:value-type="float" office:value="147186" table:style-name="ce10">
            <text:p><text:s/>147,186<text:s/></text:p>
          </table:table-cell>
          <table:table-cell office:value-type="float" office:value="166401" table:style-name="ce11">
            <text:p><text:s/>166,401<text:s/></text:p>
          </table:table-cell>
          <table:table-cell office:value-type="float" office:value="313587" table:style-name="ce12">
            <text:p>313,58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262" table:style-name="ce9">
            <text:p><text:s/>96,262<text:s/></text:p>
          </table:table-cell>
          <table:table-cell office:value-type="float" office:value="106460" table:style-name="ce10">
            <text:p><text:s/>106,460<text:s/></text:p>
          </table:table-cell>
          <table:table-cell office:value-type="float" office:value="120829" table:style-name="ce11">
            <text:p><text:s/>120,829<text:s/></text:p>
          </table:table-cell>
          <table:table-cell office:value-type="float" office:value="227289" table:style-name="ce12">
            <text:p>227,28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140" table:style-name="ce9">
            <text:p><text:s/>64,140<text:s/></text:p>
          </table:table-cell>
          <table:table-cell office:value-type="float" office:value="78229" table:style-name="ce10">
            <text:p><text:s/>78,229<text:s/></text:p>
          </table:table-cell>
          <table:table-cell office:value-type="float" office:value="84553" table:style-name="ce11">
            <text:p><text:s/>84,553<text:s/></text:p>
          </table:table-cell>
          <table:table-cell office:value-type="float" office:value="162782" table:style-name="ce12">
            <text:p>162,78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49987" table:style-name="ce9">
            <text:p><text:s/>49,987<text:s/></text:p>
          </table:table-cell>
          <table:table-cell office:value-type="float" office:value="63399" table:style-name="ce10">
            <text:p><text:s/>63,399<text:s/></text:p>
          </table:table-cell>
          <table:table-cell office:value-type="float" office:value="65774" table:style-name="ce11">
            <text:p><text:s/>65,774<text:s/></text:p>
          </table:table-cell>
          <table:table-cell office:value-type="float" office:value="129173" table:style-name="ce12">
            <text:p>129,17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641" table:style-name="ce9">
            <text:p><text:s/>76,641<text:s/></text:p>
          </table:table-cell>
          <table:table-cell office:value-type="float" office:value="95587" table:style-name="ce10">
            <text:p><text:s/>95,587<text:s/></text:p>
          </table:table-cell>
          <table:table-cell office:value-type="float" office:value="97059" table:style-name="ce11">
            <text:p><text:s/>97,059<text:s/></text:p>
          </table:table-cell>
          <table:table-cell office:value-type="float" office:value="192646" table:style-name="ce12">
            <text:p>192,64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0980" table:style-name="ce14">
            <text:p><text:s/>100,980<text:s/></text:p>
          </table:table-cell>
          <table:table-cell office:value-type="float" office:value="130354" table:style-name="ce10">
            <text:p><text:s/>130,354<text:s/></text:p>
          </table:table-cell>
          <table:table-cell office:value-type="float" office:value="139585" table:style-name="ce11">
            <text:p><text:s/>139,585<text:s/></text:p>
          </table:table-cell>
          <table:table-cell office:value-type="float" office:value="269939" table:style-name="ce12">
            <text:p>269,93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374" table:style-name="ce9">
            <text:p><text:s/>44,374<text:s/></text:p>
          </table:table-cell>
          <table:table-cell office:value-type="float" office:value="58080" table:style-name="ce13">
            <text:p><text:s/>58,080<text:s/></text:p>
          </table:table-cell>
          <table:table-cell office:value-type="float" office:value="60607" table:style-name="ce9">
            <text:p><text:s/>60,607<text:s/></text:p>
          </table:table-cell>
          <table:table-cell office:value-type="float" office:value="118687" table:style-name="ce12">
            <text:p>118,68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8" table:style-name="ce8">
            <text:p><text:s/>908<text:s/></text:p>
          </table:table-cell>
          <table:table-cell office:value-type="float" office:value="102562" table:style-name="ce8">
            <text:p><text:s/>102,562<text:s/></text:p>
          </table:table-cell>
          <table:table-cell office:value-type="float" office:value="134880" table:style-name="ce8">
            <text:p><text:s/>134,880<text:s/></text:p>
          </table:table-cell>
          <table:table-cell office:value-type="float" office:value="145873" table:style-name="ce9">
            <text:p><text:s/>145,873<text:s/></text:p>
          </table:table-cell>
          <table:table-cell office:value-type="float" office:value="280753" table:style-name="ce12">
            <text:p>280,75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157" table:style-name="ce8">
            <text:p><text:s/>104,157<text:s/></text:p>
          </table:table-cell>
          <table:table-cell office:value-type="float" office:value="140258" table:style-name="ce8">
            <text:p><text:s/>140,258<text:s/></text:p>
          </table:table-cell>
          <table:table-cell office:value-type="float" office:value="149106" table:style-name="ce9">
            <text:p><text:s/>149,106<text:s/></text:p>
          </table:table-cell>
          <table:table-cell office:value-type="float" office:value="289364" table:style-name="ce12">
            <text:p>289,36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2928" table:style-name="ce8">
            <text:p><text:s/>92,928<text:s/></text:p>
          </table:table-cell>
          <table:table-cell office:value-type="float" office:value="123384" table:style-name="ce8">
            <text:p><text:s/>123,384<text:s/></text:p>
          </table:table-cell>
          <table:table-cell office:value-type="float" office:value="131156" table:style-name="ce9">
            <text:p><text:s/>131,156<text:s/></text:p>
          </table:table-cell>
          <table:table-cell office:value-type="float" office:value="254540" table:style-name="ce12">
            <text:p>254,540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4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4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0" table:style-name="ce8">
            <text:p><text:s/>9,570<text:s/></text:p>
          </table:table-cell>
          <table:table-cell office:value-type="float" office:value="1019228" table:style-name="ce9">
            <text:p><text:s/>1,019,228<text:s/></text:p>
          </table:table-cell>
          <table:table-cell office:value-type="float" office:value="1287663" table:style-name="ce10">
            <text:p><text:s/>1,287,663<text:s/></text:p>
          </table:table-cell>
          <table:table-cell office:value-type="float" office:value="1391388" table:style-name="ce11">
            <text:p><text:s/>1,391,388<text:s/></text:p>
          </table:table-cell>
          <table:table-cell office:value-type="float" office:value="2679051" table:style-name="ce12">
            <text:p>2,679,05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24" table:style-name="ce9">
            <text:p><text:s/>79,624<text:s/></text:p>
          </table:table-cell>
          <table:table-cell office:value-type="float" office:value="99923" table:style-name="ce10">
            <text:p><text:s/>99,923<text:s/></text:p>
          </table:table-cell>
          <table:table-cell office:value-type="float" office:value="111065" table:style-name="ce11">
            <text:p><text:s/>111,065<text:s/></text:p>
          </table:table-cell>
          <table:table-cell office:value-type="float" office:value="210988" table:style-name="ce12">
            <text:p>210,98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27" table:style-name="ce9">
            <text:p><text:s/>88,027<text:s/></text:p>
          </table:table-cell>
          <table:table-cell office:value-type="float" office:value="109508" table:style-name="ce10">
            <text:p><text:s/>109,508<text:s/></text:p>
          </table:table-cell>
          <table:table-cell office:value-type="float" office:value="118503" table:style-name="ce11">
            <text:p><text:s/>118,503<text:s/></text:p>
          </table:table-cell>
          <table:table-cell office:value-type="float" office:value="228011" table:style-name="ce12">
            <text:p>228,0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8967" table:style-name="ce9">
            <text:p><text:s/>118,967<text:s/></text:p>
          </table:table-cell>
          <table:table-cell office:value-type="float" office:value="147301" table:style-name="ce10">
            <text:p><text:s/>147,301<text:s/></text:p>
          </table:table-cell>
          <table:table-cell office:value-type="float" office:value="166485" table:style-name="ce11">
            <text:p><text:s/>166,485<text:s/></text:p>
          </table:table-cell>
          <table:table-cell office:value-type="float" office:value="313786" table:style-name="ce12">
            <text:p>313,78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354" table:style-name="ce9">
            <text:p><text:s/>96,354<text:s/></text:p>
          </table:table-cell>
          <table:table-cell office:value-type="float" office:value="106545" table:style-name="ce10">
            <text:p><text:s/>106,545<text:s/></text:p>
          </table:table-cell>
          <table:table-cell office:value-type="float" office:value="120932" table:style-name="ce11">
            <text:p><text:s/>120,932<text:s/></text:p>
          </table:table-cell>
          <table:table-cell office:value-type="float" office:value="227477" table:style-name="ce12">
            <text:p>227,47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201" table:style-name="ce9">
            <text:p><text:s/>64,201<text:s/></text:p>
          </table:table-cell>
          <table:table-cell office:value-type="float" office:value="78257" table:style-name="ce10">
            <text:p><text:s/>78,257<text:s/></text:p>
          </table:table-cell>
          <table:table-cell office:value-type="float" office:value="84665" table:style-name="ce11">
            <text:p><text:s/>84,665<text:s/></text:p>
          </table:table-cell>
          <table:table-cell office:value-type="float" office:value="162922" table:style-name="ce12">
            <text:p>162,9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059" table:style-name="ce9">
            <text:p><text:s/>50,059<text:s/></text:p>
          </table:table-cell>
          <table:table-cell office:value-type="float" office:value="63465" table:style-name="ce10">
            <text:p><text:s/>63,465<text:s/></text:p>
          </table:table-cell>
          <table:table-cell office:value-type="float" office:value="65910" table:style-name="ce11">
            <text:p><text:s/>65,910<text:s/></text:p>
          </table:table-cell>
          <table:table-cell office:value-type="float" office:value="129375" table:style-name="ce12">
            <text:p>129,37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665" table:style-name="ce9">
            <text:p><text:s/>76,665<text:s/></text:p>
          </table:table-cell>
          <table:table-cell office:value-type="float" office:value="95560" table:style-name="ce10">
            <text:p><text:s/>95,560<text:s/></text:p>
          </table:table-cell>
          <table:table-cell office:value-type="float" office:value="97111" table:style-name="ce11">
            <text:p><text:s/>97,111<text:s/></text:p>
          </table:table-cell>
          <table:table-cell office:value-type="float" office:value="192671" table:style-name="ce12">
            <text:p>192,67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1061" table:style-name="ce14">
            <text:p><text:s/>101,061<text:s/></text:p>
          </table:table-cell>
          <table:table-cell office:value-type="float" office:value="130374" table:style-name="ce10">
            <text:p><text:s/>130,374<text:s/></text:p>
          </table:table-cell>
          <table:table-cell office:value-type="float" office:value="139699" table:style-name="ce11">
            <text:p><text:s/>139,699<text:s/></text:p>
          </table:table-cell>
          <table:table-cell office:value-type="float" office:value="270073" table:style-name="ce12">
            <text:p>270,07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442" table:style-name="ce9">
            <text:p><text:s/>44,442<text:s/></text:p>
          </table:table-cell>
          <table:table-cell office:value-type="float" office:value="58129" table:style-name="ce13">
            <text:p><text:s/>58,129<text:s/></text:p>
          </table:table-cell>
          <table:table-cell office:value-type="float" office:value="60694" table:style-name="ce9">
            <text:p><text:s/>60,694<text:s/></text:p>
          </table:table-cell>
          <table:table-cell office:value-type="float" office:value="118823" table:style-name="ce12">
            <text:p>118,82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8" table:style-name="ce8">
            <text:p><text:s/>908<text:s/></text:p>
          </table:table-cell>
          <table:table-cell office:value-type="float" office:value="102631" table:style-name="ce8">
            <text:p><text:s/>102,631<text:s/></text:p>
          </table:table-cell>
          <table:table-cell office:value-type="float" office:value="134960" table:style-name="ce8">
            <text:p><text:s/>134,960<text:s/></text:p>
          </table:table-cell>
          <table:table-cell office:value-type="float" office:value="145994" table:style-name="ce9">
            <text:p><text:s/>145,994<text:s/></text:p>
          </table:table-cell>
          <table:table-cell office:value-type="float" office:value="280954" table:style-name="ce12">
            <text:p>280,95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183" table:style-name="ce8">
            <text:p><text:s/>104,183<text:s/></text:p>
          </table:table-cell>
          <table:table-cell office:value-type="float" office:value="140193" table:style-name="ce8">
            <text:p><text:s/>140,193<text:s/></text:p>
          </table:table-cell>
          <table:table-cell office:value-type="float" office:value="149060" table:style-name="ce9">
            <text:p><text:s/>149,060<text:s/></text:p>
          </table:table-cell>
          <table:table-cell office:value-type="float" office:value="289253" table:style-name="ce12">
            <text:p>289,25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014" table:style-name="ce8">
            <text:p><text:s/>93,014<text:s/></text:p>
          </table:table-cell>
          <table:table-cell office:value-type="float" office:value="123448" table:style-name="ce8">
            <text:p><text:s/>123,448<text:s/></text:p>
          </table:table-cell>
          <table:table-cell office:value-type="float" office:value="131270" table:style-name="ce9">
            <text:p><text:s/>131,270<text:s/></text:p>
          </table:table-cell>
          <table:table-cell office:value-type="float" office:value="254718" table:style-name="ce12">
            <text:p>254,718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5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1" table:style-name="ce8">
            <text:p><text:s/>9,571<text:s/></text:p>
          </table:table-cell>
          <table:table-cell office:value-type="float" office:value="1020396" table:style-name="ce9">
            <text:p><text:s/>1,020,396<text:s/></text:p>
          </table:table-cell>
          <table:table-cell office:value-type="float" office:value="1288081" table:style-name="ce10">
            <text:p><text:s/>1,288,081<text:s/></text:p>
          </table:table-cell>
          <table:table-cell office:value-type="float" office:value="1392215" table:style-name="ce11">
            <text:p><text:s/>1,392,215<text:s/></text:p>
          </table:table-cell>
          <table:table-cell office:value-type="float" office:value="2680296" table:style-name="ce12">
            <text:p>2,680,29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77" table:style-name="ce9">
            <text:p><text:s/>79,677<text:s/></text:p>
          </table:table-cell>
          <table:table-cell office:value-type="float" office:value="99928" table:style-name="ce10">
            <text:p><text:s/>99,928<text:s/></text:p>
          </table:table-cell>
          <table:table-cell office:value-type="float" office:value="111123" table:style-name="ce11">
            <text:p><text:s/>111,123<text:s/></text:p>
          </table:table-cell>
          <table:table-cell office:value-type="float" office:value="211051" table:style-name="ce12">
            <text:p>211,05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44" table:style-name="ce9">
            <text:p><text:s/>88,044<text:s/></text:p>
          </table:table-cell>
          <table:table-cell office:value-type="float" office:value="109501" table:style-name="ce10">
            <text:p><text:s/>109,501<text:s/></text:p>
          </table:table-cell>
          <table:table-cell office:value-type="float" office:value="118499" table:style-name="ce11">
            <text:p><text:s/>118,499<text:s/></text:p>
          </table:table-cell>
          <table:table-cell office:value-type="float" office:value="228000" table:style-name="ce12">
            <text:p>228,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106" table:style-name="ce9">
            <text:p><text:s/>119,106<text:s/></text:p>
          </table:table-cell>
          <table:table-cell office:value-type="float" office:value="147339" table:style-name="ce10">
            <text:p><text:s/>147,339<text:s/></text:p>
          </table:table-cell>
          <table:table-cell office:value-type="float" office:value="166527" table:style-name="ce11">
            <text:p><text:s/>166,527<text:s/></text:p>
          </table:table-cell>
          <table:table-cell office:value-type="float" office:value="313866" table:style-name="ce12">
            <text:p>313,86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469" table:style-name="ce9">
            <text:p><text:s/>96,469<text:s/></text:p>
          </table:table-cell>
          <table:table-cell office:value-type="float" office:value="106563" table:style-name="ce10">
            <text:p><text:s/>106,563<text:s/></text:p>
          </table:table-cell>
          <table:table-cell office:value-type="float" office:value="121036" table:style-name="ce11">
            <text:p><text:s/>121,036<text:s/></text:p>
          </table:table-cell>
          <table:table-cell office:value-type="float" office:value="227599" table:style-name="ce12">
            <text:p>227,59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272" table:style-name="ce9">
            <text:p><text:s/>64,272<text:s/></text:p>
          </table:table-cell>
          <table:table-cell office:value-type="float" office:value="78269" table:style-name="ce10">
            <text:p><text:s/>78,269<text:s/></text:p>
          </table:table-cell>
          <table:table-cell office:value-type="float" office:value="84717" table:style-name="ce11">
            <text:p><text:s/>84,717<text:s/></text:p>
          </table:table-cell>
          <table:table-cell office:value-type="float" office:value="162986" table:style-name="ce12">
            <text:p>162,98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180" table:style-name="ce9">
            <text:p><text:s/>50,180<text:s/></text:p>
          </table:table-cell>
          <table:table-cell office:value-type="float" office:value="63501" table:style-name="ce10">
            <text:p><text:s/>63,501<text:s/></text:p>
          </table:table-cell>
          <table:table-cell office:value-type="float" office:value="66023" table:style-name="ce11">
            <text:p><text:s/>66,023<text:s/></text:p>
          </table:table-cell>
          <table:table-cell office:value-type="float" office:value="129524" table:style-name="ce12">
            <text:p>129,52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685" table:style-name="ce9">
            <text:p><text:s/>76,685<text:s/></text:p>
          </table:table-cell>
          <table:table-cell office:value-type="float" office:value="95562" table:style-name="ce10">
            <text:p><text:s/>95,562<text:s/></text:p>
          </table:table-cell>
          <table:table-cell office:value-type="float" office:value="97188" table:style-name="ce11">
            <text:p><text:s/>97,188<text:s/></text:p>
          </table:table-cell>
          <table:table-cell office:value-type="float" office:value="192750" table:style-name="ce12">
            <text:p>192,75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6" table:style-name="ce8">
            <text:p><text:s/>996<text:s/></text:p>
          </table:table-cell>
          <table:table-cell office:value-type="float" office:value="101222" table:style-name="ce14">
            <text:p><text:s/>101,222<text:s/></text:p>
          </table:table-cell>
          <table:table-cell office:value-type="float" office:value="130508" table:style-name="ce10">
            <text:p><text:s/>130,508<text:s/></text:p>
          </table:table-cell>
          <table:table-cell office:value-type="float" office:value="139771" table:style-name="ce11">
            <text:p><text:s/>139,771<text:s/></text:p>
          </table:table-cell>
          <table:table-cell office:value-type="float" office:value="270279" table:style-name="ce12">
            <text:p>270,27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535" table:style-name="ce9">
            <text:p><text:s/>44,535<text:s/></text:p>
          </table:table-cell>
          <table:table-cell office:value-type="float" office:value="58159" table:style-name="ce13">
            <text:p><text:s/>58,159<text:s/></text:p>
          </table:table-cell>
          <table:table-cell office:value-type="float" office:value="60726" table:style-name="ce9">
            <text:p><text:s/>60,726<text:s/></text:p>
          </table:table-cell>
          <table:table-cell office:value-type="float" office:value="118885" table:style-name="ce12">
            <text:p>118,88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8" table:style-name="ce8">
            <text:p><text:s/>908<text:s/></text:p>
          </table:table-cell>
          <table:table-cell office:value-type="float" office:value="102767" table:style-name="ce8">
            <text:p><text:s/>102,767<text:s/></text:p>
          </table:table-cell>
          <table:table-cell office:value-type="float" office:value="135062" table:style-name="ce8">
            <text:p><text:s/>135,062<text:s/></text:p>
          </table:table-cell>
          <table:table-cell office:value-type="float" office:value="146155" table:style-name="ce9">
            <text:p><text:s/>146,155<text:s/></text:p>
          </table:table-cell>
          <table:table-cell office:value-type="float" office:value="281217" table:style-name="ce12">
            <text:p>281,2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280" table:style-name="ce8">
            <text:p><text:s/>104,280<text:s/></text:p>
          </table:table-cell>
          <table:table-cell office:value-type="float" office:value="140231" table:style-name="ce8">
            <text:p><text:s/>140,231<text:s/></text:p>
          </table:table-cell>
          <table:table-cell office:value-type="float" office:value="149180" table:style-name="ce9">
            <text:p><text:s/>149,180<text:s/></text:p>
          </table:table-cell>
          <table:table-cell office:value-type="float" office:value="289411" table:style-name="ce12">
            <text:p>289,41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159" table:style-name="ce8">
            <text:p><text:s/>93,159<text:s/></text:p>
          </table:table-cell>
          <table:table-cell office:value-type="float" office:value="123458" table:style-name="ce8">
            <text:p><text:s/>123,458<text:s/></text:p>
          </table:table-cell>
          <table:table-cell office:value-type="float" office:value="131270" table:style-name="ce9">
            <text:p><text:s/>131,270<text:s/></text:p>
          </table:table-cell>
          <table:table-cell office:value-type="float" office:value="254728" table:style-name="ce12">
            <text:p>254,728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6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6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1" table:style-name="ce8">
            <text:p><text:s/>9,571<text:s/></text:p>
          </table:table-cell>
          <table:table-cell office:value-type="float" office:value="1021435" table:style-name="ce9">
            <text:p><text:s/>1,021,435<text:s/></text:p>
          </table:table-cell>
          <table:table-cell office:value-type="float" office:value="1288596" table:style-name="ce10">
            <text:p><text:s/>1,288,596<text:s/></text:p>
          </table:table-cell>
          <table:table-cell office:value-type="float" office:value="1392958" table:style-name="ce11">
            <text:p><text:s/>1,392,958<text:s/></text:p>
          </table:table-cell>
          <table:table-cell office:value-type="float" office:value="2681554" table:style-name="ce12">
            <text:p>2,681,55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702" table:style-name="ce9">
            <text:p><text:s/>79,702<text:s/></text:p>
          </table:table-cell>
          <table:table-cell office:value-type="float" office:value="99895" table:style-name="ce10">
            <text:p><text:s/>99,895<text:s/></text:p>
          </table:table-cell>
          <table:table-cell office:value-type="float" office:value="111170" table:style-name="ce11">
            <text:p><text:s/>111,170<text:s/></text:p>
          </table:table-cell>
          <table:table-cell office:value-type="float" office:value="211065" table:style-name="ce12">
            <text:p>211,06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048" table:style-name="ce9">
            <text:p><text:s/>88,048<text:s/></text:p>
          </table:table-cell>
          <table:table-cell office:value-type="float" office:value="109443" table:style-name="ce10">
            <text:p><text:s/>109,443<text:s/></text:p>
          </table:table-cell>
          <table:table-cell office:value-type="float" office:value="118508" table:style-name="ce11">
            <text:p><text:s/>118,508<text:s/></text:p>
          </table:table-cell>
          <table:table-cell office:value-type="float" office:value="227951" table:style-name="ce12">
            <text:p>227,95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148" table:style-name="ce9">
            <text:p><text:s/>119,148<text:s/></text:p>
          </table:table-cell>
          <table:table-cell office:value-type="float" office:value="147300" table:style-name="ce10">
            <text:p><text:s/>147,300<text:s/></text:p>
          </table:table-cell>
          <table:table-cell office:value-type="float" office:value="166462" table:style-name="ce11">
            <text:p><text:s/>166,462<text:s/></text:p>
          </table:table-cell>
          <table:table-cell office:value-type="float" office:value="313762" table:style-name="ce12">
            <text:p>313,76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623" table:style-name="ce9">
            <text:p><text:s/>96,623<text:s/></text:p>
          </table:table-cell>
          <table:table-cell office:value-type="float" office:value="106697" table:style-name="ce10">
            <text:p><text:s/>106,697<text:s/></text:p>
          </table:table-cell>
          <table:table-cell office:value-type="float" office:value="121128" table:style-name="ce11">
            <text:p><text:s/>121,128<text:s/></text:p>
          </table:table-cell>
          <table:table-cell office:value-type="float" office:value="227825" table:style-name="ce12">
            <text:p>227,82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351" table:style-name="ce9">
            <text:p><text:s/>64,351<text:s/></text:p>
          </table:table-cell>
          <table:table-cell office:value-type="float" office:value="78336" table:style-name="ce10">
            <text:p><text:s/>78,336<text:s/></text:p>
          </table:table-cell>
          <table:table-cell office:value-type="float" office:value="84822" table:style-name="ce11">
            <text:p><text:s/>84,822<text:s/></text:p>
          </table:table-cell>
          <table:table-cell office:value-type="float" office:value="163158" table:style-name="ce12">
            <text:p>163,15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251" table:style-name="ce9">
            <text:p><text:s/>50,251<text:s/></text:p>
          </table:table-cell>
          <table:table-cell office:value-type="float" office:value="63491" table:style-name="ce10">
            <text:p><text:s/>63,491<text:s/></text:p>
          </table:table-cell>
          <table:table-cell office:value-type="float" office:value="66007" table:style-name="ce11">
            <text:p><text:s/>66,007<text:s/></text:p>
          </table:table-cell>
          <table:table-cell office:value-type="float" office:value="129498" table:style-name="ce12">
            <text:p>129,49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726" table:style-name="ce9">
            <text:p><text:s/>76,726<text:s/></text:p>
          </table:table-cell>
          <table:table-cell office:value-type="float" office:value="95582" table:style-name="ce10">
            <text:p><text:s/>95,582<text:s/></text:p>
          </table:table-cell>
          <table:table-cell office:value-type="float" office:value="97171" table:style-name="ce11">
            <text:p><text:s/>97,171<text:s/></text:p>
          </table:table-cell>
          <table:table-cell office:value-type="float" office:value="192753" table:style-name="ce12">
            <text:p>192,75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6" table:style-name="ce8">
            <text:p><text:s/>996<text:s/></text:p>
          </table:table-cell>
          <table:table-cell office:value-type="float" office:value="101377" table:style-name="ce14">
            <text:p><text:s/>101,377<text:s/></text:p>
          </table:table-cell>
          <table:table-cell office:value-type="float" office:value="130621" table:style-name="ce10">
            <text:p><text:s/>130,621<text:s/></text:p>
          </table:table-cell>
          <table:table-cell office:value-type="float" office:value="139936" table:style-name="ce11">
            <text:p><text:s/>139,936<text:s/></text:p>
          </table:table-cell>
          <table:table-cell office:value-type="float" office:value="270557" table:style-name="ce12">
            <text:p>270,55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622" table:style-name="ce9">
            <text:p><text:s/>44,622<text:s/></text:p>
          </table:table-cell>
          <table:table-cell office:value-type="float" office:value="58252" table:style-name="ce13">
            <text:p><text:s/>58,252<text:s/></text:p>
          </table:table-cell>
          <table:table-cell office:value-type="float" office:value="60801" table:style-name="ce9">
            <text:p><text:s/>60,801<text:s/></text:p>
          </table:table-cell>
          <table:table-cell office:value-type="float" office:value="119053" table:style-name="ce12">
            <text:p>119,05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8" table:style-name="ce8">
            <text:p><text:s/>908<text:s/></text:p>
          </table:table-cell>
          <table:table-cell office:value-type="float" office:value="102935" table:style-name="ce8">
            <text:p><text:s/>102,935<text:s/></text:p>
          </table:table-cell>
          <table:table-cell office:value-type="float" office:value="135203" table:style-name="ce8">
            <text:p><text:s/>135,203<text:s/></text:p>
          </table:table-cell>
          <table:table-cell office:value-type="float" office:value="146325" table:style-name="ce9">
            <text:p><text:s/>146,325<text:s/></text:p>
          </table:table-cell>
          <table:table-cell office:value-type="float" office:value="281528" table:style-name="ce12">
            <text:p>281,52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374" table:style-name="ce8">
            <text:p><text:s/>104,374<text:s/></text:p>
          </table:table-cell>
          <table:table-cell office:value-type="float" office:value="140229" table:style-name="ce8">
            <text:p><text:s/>140,229<text:s/></text:p>
          </table:table-cell>
          <table:table-cell office:value-type="float" office:value="149225" table:style-name="ce9">
            <text:p><text:s/>149,225<text:s/></text:p>
          </table:table-cell>
          <table:table-cell office:value-type="float" office:value="289454" table:style-name="ce12">
            <text:p>289,45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278" table:style-name="ce8">
            <text:p><text:s/>93,278<text:s/></text:p>
          </table:table-cell>
          <table:table-cell office:value-type="float" office:value="123547" table:style-name="ce8">
            <text:p><text:s/>123,547<text:s/></text:p>
          </table:table-cell>
          <table:table-cell office:value-type="float" office:value="131403" table:style-name="ce9">
            <text:p><text:s/>131,403<text:s/></text:p>
          </table:table-cell>
          <table:table-cell office:value-type="float" office:value="254950" table:style-name="ce12">
            <text:p>254,950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7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7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2" table:style-name="ce8">
            <text:p><text:s/>9,572<text:s/></text:p>
          </table:table-cell>
          <table:table-cell office:value-type="float" office:value="1022200" table:style-name="ce9">
            <text:p><text:s/>1,022,200<text:s/></text:p>
          </table:table-cell>
          <table:table-cell office:value-type="float" office:value="1288816" table:style-name="ce10">
            <text:p><text:s/>1,288,816<text:s/></text:p>
          </table:table-cell>
          <table:table-cell office:value-type="float" office:value="1393556" table:style-name="ce11">
            <text:p><text:s/>1,393,556<text:s/></text:p>
          </table:table-cell>
          <table:table-cell office:value-type="float" office:value="2682372" table:style-name="ce12">
            <text:p>2,682,37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700" table:style-name="ce9">
            <text:p><text:s/>79,700<text:s/></text:p>
          </table:table-cell>
          <table:table-cell office:value-type="float" office:value="99797" table:style-name="ce10">
            <text:p><text:s/>99,797<text:s/></text:p>
          </table:table-cell>
          <table:table-cell office:value-type="float" office:value="111076" table:style-name="ce11">
            <text:p><text:s/>111,076<text:s/></text:p>
          </table:table-cell>
          <table:table-cell office:value-type="float" office:value="210873" table:style-name="ce12">
            <text:p>210,87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169" table:style-name="ce9">
            <text:p><text:s/>88,169<text:s/></text:p>
          </table:table-cell>
          <table:table-cell office:value-type="float" office:value="109538" table:style-name="ce10">
            <text:p><text:s/>109,538<text:s/></text:p>
          </table:table-cell>
          <table:table-cell office:value-type="float" office:value="118626" table:style-name="ce11">
            <text:p><text:s/>118,626<text:s/></text:p>
          </table:table-cell>
          <table:table-cell office:value-type="float" office:value="228164" table:style-name="ce12">
            <text:p>228,16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195" table:style-name="ce9">
            <text:p><text:s/>119,195<text:s/></text:p>
          </table:table-cell>
          <table:table-cell office:value-type="float" office:value="147225" table:style-name="ce10">
            <text:p><text:s/>147,225<text:s/></text:p>
          </table:table-cell>
          <table:table-cell office:value-type="float" office:value="166534" table:style-name="ce11">
            <text:p><text:s/>166,534<text:s/></text:p>
          </table:table-cell>
          <table:table-cell office:value-type="float" office:value="313759" table:style-name="ce12">
            <text:p>313,75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727" table:style-name="ce9">
            <text:p><text:s/>96,727<text:s/></text:p>
          </table:table-cell>
          <table:table-cell office:value-type="float" office:value="106799" table:style-name="ce10">
            <text:p><text:s/>106,799<text:s/></text:p>
          </table:table-cell>
          <table:table-cell office:value-type="float" office:value="121273" table:style-name="ce11">
            <text:p><text:s/>121,273<text:s/></text:p>
          </table:table-cell>
          <table:table-cell office:value-type="float" office:value="228072" table:style-name="ce12">
            <text:p>228,07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365" table:style-name="ce9">
            <text:p><text:s/>64,365<text:s/></text:p>
          </table:table-cell>
          <table:table-cell office:value-type="float" office:value="78305" table:style-name="ce10">
            <text:p><text:s/>78,305<text:s/></text:p>
          </table:table-cell>
          <table:table-cell office:value-type="float" office:value="84842" table:style-name="ce11">
            <text:p><text:s/>84,842<text:s/></text:p>
          </table:table-cell>
          <table:table-cell office:value-type="float" office:value="163147" table:style-name="ce12">
            <text:p>163,14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266" table:style-name="ce9">
            <text:p><text:s/>50,266<text:s/></text:p>
          </table:table-cell>
          <table:table-cell office:value-type="float" office:value="63501" table:style-name="ce10">
            <text:p><text:s/>63,501<text:s/></text:p>
          </table:table-cell>
          <table:table-cell office:value-type="float" office:value="66017" table:style-name="ce11">
            <text:p><text:s/>66,017<text:s/></text:p>
          </table:table-cell>
          <table:table-cell office:value-type="float" office:value="129518" table:style-name="ce12">
            <text:p>129,51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802" table:style-name="ce9">
            <text:p><text:s/>76,802<text:s/></text:p>
          </table:table-cell>
          <table:table-cell office:value-type="float" office:value="95633" table:style-name="ce10">
            <text:p><text:s/>95,633<text:s/></text:p>
          </table:table-cell>
          <table:table-cell office:value-type="float" office:value="97207" table:style-name="ce11">
            <text:p><text:s/>97,207<text:s/></text:p>
          </table:table-cell>
          <table:table-cell office:value-type="float" office:value="192840" table:style-name="ce12">
            <text:p>192,84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6" table:style-name="ce8">
            <text:p><text:s/>996<text:s/></text:p>
          </table:table-cell>
          <table:table-cell office:value-type="float" office:value="101480" table:style-name="ce14">
            <text:p><text:s/>101,480<text:s/></text:p>
          </table:table-cell>
          <table:table-cell office:value-type="float" office:value="130701" table:style-name="ce10">
            <text:p><text:s/>130,701<text:s/></text:p>
          </table:table-cell>
          <table:table-cell office:value-type="float" office:value="140023" table:style-name="ce11">
            <text:p><text:s/>140,023<text:s/></text:p>
          </table:table-cell>
          <table:table-cell office:value-type="float" office:value="270724" table:style-name="ce12">
            <text:p>270,72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707" table:style-name="ce9">
            <text:p><text:s/>44,707<text:s/></text:p>
          </table:table-cell>
          <table:table-cell office:value-type="float" office:value="58314" table:style-name="ce13">
            <text:p><text:s/>58,314<text:s/></text:p>
          </table:table-cell>
          <table:table-cell office:value-type="float" office:value="60877" table:style-name="ce9">
            <text:p><text:s/>60,877<text:s/></text:p>
          </table:table-cell>
          <table:table-cell office:value-type="float" office:value="119191" table:style-name="ce12">
            <text:p>119,19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103058" table:style-name="ce8">
            <text:p><text:s/>103,058<text:s/></text:p>
          </table:table-cell>
          <table:table-cell office:value-type="float" office:value="135255" table:style-name="ce8">
            <text:p><text:s/>135,255<text:s/></text:p>
          </table:table-cell>
          <table:table-cell office:value-type="float" office:value="146460" table:style-name="ce9">
            <text:p><text:s/>146,460<text:s/></text:p>
          </table:table-cell>
          <table:table-cell office:value-type="float" office:value="281715" table:style-name="ce12">
            <text:p>281,71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401" table:style-name="ce8">
            <text:p><text:s/>104,401<text:s/></text:p>
          </table:table-cell>
          <table:table-cell office:value-type="float" office:value="140207" table:style-name="ce8">
            <text:p><text:s/>140,207<text:s/></text:p>
          </table:table-cell>
          <table:table-cell office:value-type="float" office:value="149227" table:style-name="ce9">
            <text:p><text:s/>149,227<text:s/></text:p>
          </table:table-cell>
          <table:table-cell office:value-type="float" office:value="289434" table:style-name="ce12">
            <text:p>289,43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330" table:style-name="ce8">
            <text:p><text:s/>93,330<text:s/></text:p>
          </table:table-cell>
          <table:table-cell office:value-type="float" office:value="123541" table:style-name="ce8">
            <text:p><text:s/>123,541<text:s/></text:p>
          </table:table-cell>
          <table:table-cell office:value-type="float" office:value="131394" table:style-name="ce9">
            <text:p><text:s/>131,394<text:s/></text:p>
          </table:table-cell>
          <table:table-cell office:value-type="float" office:value="254935" table:style-name="ce12">
            <text:p>254,935</text:p>
          </table:table-cell>
          <table:table-cell table:number-columns-repeated="16377"/>
        </table:table-row>
        <table:table-row table:style-name="ro1">
          <table:table-cell table:number-columns-spanned="7" table:number-rows-spanned="1" table:style-name="ce2"/>
          <table:covered-table-cell table:number-columns-repeated="6"/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8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8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2" table:style-name="ce8">
            <text:p><text:s/>9,572<text:s/></text:p>
          </table:table-cell>
          <table:table-cell office:value-type="float" office:value="1023610" table:style-name="ce9">
            <text:p><text:s/>1,023,610<text:s/></text:p>
          </table:table-cell>
          <table:table-cell office:value-type="float" office:value="1288485" table:style-name="ce10">
            <text:p><text:s/>1,288,485<text:s/></text:p>
          </table:table-cell>
          <table:table-cell office:value-type="float" office:value="1393532" table:style-name="ce11">
            <text:p><text:s/>1,393,532<text:s/></text:p>
          </table:table-cell>
          <table:table-cell office:value-type="float" office:value="2682017" table:style-name="ce12">
            <text:p>2,682,01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658" table:style-name="ce9">
            <text:p><text:s/>79,658<text:s/></text:p>
          </table:table-cell>
          <table:table-cell office:value-type="float" office:value="99519" table:style-name="ce10">
            <text:p><text:s/>99,519<text:s/></text:p>
          </table:table-cell>
          <table:table-cell office:value-type="float" office:value="110816" table:style-name="ce11">
            <text:p><text:s/>110,816<text:s/></text:p>
          </table:table-cell>
          <table:table-cell office:value-type="float" office:value="210335" table:style-name="ce12">
            <text:p>210,33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271" table:style-name="ce9">
            <text:p><text:s/>88,271<text:s/></text:p>
          </table:table-cell>
          <table:table-cell office:value-type="float" office:value="109507" table:style-name="ce10">
            <text:p><text:s/>109,507<text:s/></text:p>
          </table:table-cell>
          <table:table-cell office:value-type="float" office:value="118618" table:style-name="ce11">
            <text:p><text:s/>118,618<text:s/></text:p>
          </table:table-cell>
          <table:table-cell office:value-type="float" office:value="228125" table:style-name="ce12">
            <text:p>228,12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312" table:style-name="ce9">
            <text:p><text:s/>119,312<text:s/></text:p>
          </table:table-cell>
          <table:table-cell office:value-type="float" office:value="147082" table:style-name="ce10">
            <text:p><text:s/>147,082<text:s/></text:p>
          </table:table-cell>
          <table:table-cell office:value-type="float" office:value="166408" table:style-name="ce11">
            <text:p><text:s/>166,408<text:s/></text:p>
          </table:table-cell>
          <table:table-cell office:value-type="float" office:value="313490" table:style-name="ce12">
            <text:p>313,49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6923" table:style-name="ce9">
            <text:p><text:s/>96,923<text:s/></text:p>
          </table:table-cell>
          <table:table-cell office:value-type="float" office:value="106855" table:style-name="ce10">
            <text:p><text:s/>106,855<text:s/></text:p>
          </table:table-cell>
          <table:table-cell office:value-type="float" office:value="121353" table:style-name="ce11">
            <text:p><text:s/>121,353<text:s/></text:p>
          </table:table-cell>
          <table:table-cell office:value-type="float" office:value="228208" table:style-name="ce12">
            <text:p>228,20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451" table:style-name="ce9">
            <text:p><text:s/>64,451<text:s/></text:p>
          </table:table-cell>
          <table:table-cell office:value-type="float" office:value="78284" table:style-name="ce10">
            <text:p><text:s/>78,284<text:s/></text:p>
          </table:table-cell>
          <table:table-cell office:value-type="float" office:value="84792" table:style-name="ce11">
            <text:p><text:s/>84,792<text:s/></text:p>
          </table:table-cell>
          <table:table-cell office:value-type="float" office:value="163076" table:style-name="ce12">
            <text:p>163,07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339" table:style-name="ce9">
            <text:p><text:s/>50,339<text:s/></text:p>
          </table:table-cell>
          <table:table-cell office:value-type="float" office:value="63481" table:style-name="ce10">
            <text:p><text:s/>63,481<text:s/></text:p>
          </table:table-cell>
          <table:table-cell office:value-type="float" office:value="66027" table:style-name="ce11">
            <text:p><text:s/>66,027<text:s/></text:p>
          </table:table-cell>
          <table:table-cell office:value-type="float" office:value="129508" table:style-name="ce12">
            <text:p>129,50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6924" table:style-name="ce9">
            <text:p><text:s/>76,924<text:s/></text:p>
          </table:table-cell>
          <table:table-cell office:value-type="float" office:value="95648" table:style-name="ce10">
            <text:p><text:s/>95,648<text:s/></text:p>
          </table:table-cell>
          <table:table-cell office:value-type="float" office:value="97234" table:style-name="ce11">
            <text:p><text:s/>97,234<text:s/></text:p>
          </table:table-cell>
          <table:table-cell office:value-type="float" office:value="192882" table:style-name="ce12">
            <text:p>192,88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6" table:style-name="ce8">
            <text:p><text:s/>996<text:s/></text:p>
          </table:table-cell>
          <table:table-cell office:value-type="float" office:value="101645" table:style-name="ce14">
            <text:p><text:s/>101,645<text:s/></text:p>
          </table:table-cell>
          <table:table-cell office:value-type="float" office:value="130693" table:style-name="ce10">
            <text:p><text:s/>130,693<text:s/></text:p>
          </table:table-cell>
          <table:table-cell office:value-type="float" office:value="140096" table:style-name="ce11">
            <text:p><text:s/>140,096<text:s/></text:p>
          </table:table-cell>
          <table:table-cell office:value-type="float" office:value="270789" table:style-name="ce12">
            <text:p>270,78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4831" table:style-name="ce9">
            <text:p><text:s/>44,831<text:s/></text:p>
          </table:table-cell>
          <table:table-cell office:value-type="float" office:value="58390" table:style-name="ce13">
            <text:p><text:s/>58,390<text:s/></text:p>
          </table:table-cell>
          <table:table-cell office:value-type="float" office:value="61008" table:style-name="ce9">
            <text:p><text:s/>61,008<text:s/></text:p>
          </table:table-cell>
          <table:table-cell office:value-type="float" office:value="119398" table:style-name="ce12">
            <text:p>119,39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103258" table:style-name="ce8">
            <text:p><text:s/>103,258<text:s/></text:p>
          </table:table-cell>
          <table:table-cell office:value-type="float" office:value="135299" table:style-name="ce8">
            <text:p><text:s/>135,299<text:s/></text:p>
          </table:table-cell>
          <table:table-cell office:value-type="float" office:value="146556" table:style-name="ce9">
            <text:p><text:s/>146,556<text:s/></text:p>
          </table:table-cell>
          <table:table-cell office:value-type="float" office:value="281855" table:style-name="ce12">
            <text:p>281,85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474" table:style-name="ce8">
            <text:p><text:s/>104,474<text:s/></text:p>
          </table:table-cell>
          <table:table-cell office:value-type="float" office:value="140126" table:style-name="ce8">
            <text:p><text:s/>140,126<text:s/></text:p>
          </table:table-cell>
          <table:table-cell office:value-type="float" office:value="149159" table:style-name="ce9">
            <text:p><text:s/>149,159<text:s/></text:p>
          </table:table-cell>
          <table:table-cell office:value-type="float" office:value="289285" table:style-name="ce12">
            <text:p>289,28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524" table:style-name="ce8">
            <text:p><text:s/>93,524<text:s/></text:p>
          </table:table-cell>
          <table:table-cell office:value-type="float" office:value="123601" table:style-name="ce8">
            <text:p><text:s/>123,601<text:s/></text:p>
          </table:table-cell>
          <table:table-cell office:value-type="float" office:value="131465" table:style-name="ce9">
            <text:p><text:s/>131,465<text:s/></text:p>
          </table:table-cell>
          <table:table-cell office:value-type="float" office:value="255066" table:style-name="ce12">
            <text:p>255,066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9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9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2" table:style-name="ce8">
            <text:p><text:s/>9,572<text:s/></text:p>
          </table:table-cell>
          <table:table-cell office:value-type="float" office:value="1025984" table:style-name="ce9">
            <text:p><text:s/>1,025,984<text:s/></text:p>
          </table:table-cell>
          <table:table-cell office:value-type="float" office:value="1288195" table:style-name="ce10">
            <text:p><text:s/>1,288,195<text:s/></text:p>
          </table:table-cell>
          <table:table-cell office:value-type="float" office:value="1393389" table:style-name="ce11">
            <text:p><text:s/>1,393,389<text:s/></text:p>
          </table:table-cell>
          <table:table-cell office:value-type="float" office:value="2681584" table:style-name="ce12">
            <text:p>2,681,58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801" table:style-name="ce9">
            <text:p><text:s/>79,801<text:s/></text:p>
          </table:table-cell>
          <table:table-cell office:value-type="float" office:value="99347" table:style-name="ce10">
            <text:p><text:s/>99,347<text:s/></text:p>
          </table:table-cell>
          <table:table-cell office:value-type="float" office:value="110656" table:style-name="ce11">
            <text:p><text:s/>110,656<text:s/></text:p>
          </table:table-cell>
          <table:table-cell office:value-type="float" office:value="210003" table:style-name="ce12">
            <text:p>210,00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405" table:style-name="ce9">
            <text:p><text:s/>88,405<text:s/></text:p>
          </table:table-cell>
          <table:table-cell office:value-type="float" office:value="109503" table:style-name="ce10">
            <text:p><text:s/>109,503<text:s/></text:p>
          </table:table-cell>
          <table:table-cell office:value-type="float" office:value="118564" table:style-name="ce11">
            <text:p><text:s/>118,564<text:s/></text:p>
          </table:table-cell>
          <table:table-cell office:value-type="float" office:value="228067" table:style-name="ce12">
            <text:p>228,06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481" table:style-name="ce9">
            <text:p><text:s/>119,481<text:s/></text:p>
          </table:table-cell>
          <table:table-cell office:value-type="float" office:value="146916" table:style-name="ce10">
            <text:p><text:s/>146,916<text:s/></text:p>
          </table:table-cell>
          <table:table-cell office:value-type="float" office:value="166252" table:style-name="ce11">
            <text:p><text:s/>166,252<text:s/></text:p>
          </table:table-cell>
          <table:table-cell office:value-type="float" office:value="313168" table:style-name="ce12">
            <text:p>313,16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7272" table:style-name="ce9">
            <text:p><text:s/>97,272<text:s/></text:p>
          </table:table-cell>
          <table:table-cell office:value-type="float" office:value="106900" table:style-name="ce10">
            <text:p><text:s/>106,900<text:s/></text:p>
          </table:table-cell>
          <table:table-cell office:value-type="float" office:value="121492" table:style-name="ce11">
            <text:p><text:s/>121,492<text:s/></text:p>
          </table:table-cell>
          <table:table-cell office:value-type="float" office:value="228392" table:style-name="ce12">
            <text:p>228,39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576" table:style-name="ce9">
            <text:p><text:s/>64,576<text:s/></text:p>
          </table:table-cell>
          <table:table-cell office:value-type="float" office:value="78191" table:style-name="ce10">
            <text:p><text:s/>78,191<text:s/></text:p>
          </table:table-cell>
          <table:table-cell office:value-type="float" office:value="84713" table:style-name="ce11">
            <text:p><text:s/>84,713<text:s/></text:p>
          </table:table-cell>
          <table:table-cell office:value-type="float" office:value="162904" table:style-name="ce12">
            <text:p>162,90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460" table:style-name="ce9">
            <text:p><text:s/>50,460<text:s/></text:p>
          </table:table-cell>
          <table:table-cell office:value-type="float" office:value="63494" table:style-name="ce10">
            <text:p><text:s/>63,494<text:s/></text:p>
          </table:table-cell>
          <table:table-cell office:value-type="float" office:value="66004" table:style-name="ce11">
            <text:p><text:s/>66,004<text:s/></text:p>
          </table:table-cell>
          <table:table-cell office:value-type="float" office:value="129498" table:style-name="ce12">
            <text:p>129,49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7093" table:style-name="ce9">
            <text:p><text:s/>77,093<text:s/></text:p>
          </table:table-cell>
          <table:table-cell office:value-type="float" office:value="95690" table:style-name="ce10">
            <text:p><text:s/>95,690<text:s/></text:p>
          </table:table-cell>
          <table:table-cell office:value-type="float" office:value="97297" table:style-name="ce11">
            <text:p><text:s/>97,297<text:s/></text:p>
          </table:table-cell>
          <table:table-cell office:value-type="float" office:value="192987" table:style-name="ce12">
            <text:p>192,98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6" table:style-name="ce8">
            <text:p><text:s/>996<text:s/></text:p>
          </table:table-cell>
          <table:table-cell office:value-type="float" office:value="101867" table:style-name="ce14">
            <text:p><text:s/>101,867<text:s/></text:p>
          </table:table-cell>
          <table:table-cell office:value-type="float" office:value="130663" table:style-name="ce10">
            <text:p><text:s/>130,663<text:s/></text:p>
          </table:table-cell>
          <table:table-cell office:value-type="float" office:value="140087" table:style-name="ce11">
            <text:p><text:s/>140,087<text:s/></text:p>
          </table:table-cell>
          <table:table-cell office:value-type="float" office:value="270750" table:style-name="ce12">
            <text:p>270,75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5014" table:style-name="ce9">
            <text:p><text:s/>45,014<text:s/></text:p>
          </table:table-cell>
          <table:table-cell office:value-type="float" office:value="58463" table:style-name="ce13">
            <text:p><text:s/>58,463<text:s/></text:p>
          </table:table-cell>
          <table:table-cell office:value-type="float" office:value="61064" table:style-name="ce9">
            <text:p><text:s/>61,064<text:s/></text:p>
          </table:table-cell>
          <table:table-cell office:value-type="float" office:value="119527" table:style-name="ce12">
            <text:p>119,52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103603" table:style-name="ce8">
            <text:p><text:s/>103,603<text:s/></text:p>
          </table:table-cell>
          <table:table-cell office:value-type="float" office:value="135391" table:style-name="ce8">
            <text:p><text:s/>135,391<text:s/></text:p>
          </table:table-cell>
          <table:table-cell office:value-type="float" office:value="146716" table:style-name="ce9">
            <text:p><text:s/>146,716<text:s/></text:p>
          </table:table-cell>
          <table:table-cell office:value-type="float" office:value="282107" table:style-name="ce12">
            <text:p>282,10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693" table:style-name="ce8">
            <text:p><text:s/>104,693<text:s/></text:p>
          </table:table-cell>
          <table:table-cell office:value-type="float" office:value="140099" table:style-name="ce8">
            <text:p><text:s/>140,099<text:s/></text:p>
          </table:table-cell>
          <table:table-cell office:value-type="float" office:value="149123" table:style-name="ce9">
            <text:p><text:s/>149,123<text:s/></text:p>
          </table:table-cell>
          <table:table-cell office:value-type="float" office:value="289222" table:style-name="ce12">
            <text:p>289,2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719" table:style-name="ce8">
            <text:p><text:s/>93,719<text:s/></text:p>
          </table:table-cell>
          <table:table-cell office:value-type="float" office:value="123538" table:style-name="ce8">
            <text:p><text:s/>123,538<text:s/></text:p>
          </table:table-cell>
          <table:table-cell office:value-type="float" office:value="131421" table:style-name="ce9">
            <text:p><text:s/>131,421<text:s/></text:p>
          </table:table-cell>
          <table:table-cell office:value-type="float" office:value="254959" table:style-name="ce12">
            <text:p>254,959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0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10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1" table:style-name="ce8">
            <text:p><text:s/>9,571<text:s/></text:p>
          </table:table-cell>
          <table:table-cell office:value-type="float" office:value="1026025" table:style-name="ce9">
            <text:p><text:s/>1,026,025<text:s/></text:p>
          </table:table-cell>
          <table:table-cell office:value-type="float" office:value="1288549" table:style-name="ce10">
            <text:p><text:s/>1,288,549<text:s/></text:p>
          </table:table-cell>
          <table:table-cell office:value-type="float" office:value="1394290" table:style-name="ce11">
            <text:p><text:s/>1,394,290<text:s/></text:p>
          </table:table-cell>
          <table:table-cell office:value-type="float" office:value="2682839" table:style-name="ce12">
            <text:p>2,682,83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752" table:style-name="ce9">
            <text:p><text:s/>79,752<text:s/></text:p>
          </table:table-cell>
          <table:table-cell office:value-type="float" office:value="99356" table:style-name="ce10">
            <text:p><text:s/>99,356<text:s/></text:p>
          </table:table-cell>
          <table:table-cell office:value-type="float" office:value="110636" table:style-name="ce11">
            <text:p><text:s/>110,636<text:s/></text:p>
          </table:table-cell>
          <table:table-cell office:value-type="float" office:value="209992" table:style-name="ce12">
            <text:p>209,99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385" table:style-name="ce9">
            <text:p><text:s/>88,385<text:s/></text:p>
          </table:table-cell>
          <table:table-cell office:value-type="float" office:value="109554" table:style-name="ce10">
            <text:p><text:s/>109,554<text:s/></text:p>
          </table:table-cell>
          <table:table-cell office:value-type="float" office:value="118636" table:style-name="ce11">
            <text:p><text:s/>118,636<text:s/></text:p>
          </table:table-cell>
          <table:table-cell office:value-type="float" office:value="228190" table:style-name="ce12">
            <text:p>228,19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496" table:style-name="ce9">
            <text:p><text:s/>119,496<text:s/></text:p>
          </table:table-cell>
          <table:table-cell office:value-type="float" office:value="146861" table:style-name="ce10">
            <text:p><text:s/>146,861<text:s/></text:p>
          </table:table-cell>
          <table:table-cell office:value-type="float" office:value="166317" table:style-name="ce11">
            <text:p><text:s/>166,317<text:s/></text:p>
          </table:table-cell>
          <table:table-cell office:value-type="float" office:value="313178" table:style-name="ce12">
            <text:p>313,17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7242" table:style-name="ce9">
            <text:p><text:s/>97,242<text:s/></text:p>
          </table:table-cell>
          <table:table-cell office:value-type="float" office:value="106885" table:style-name="ce10">
            <text:p><text:s/>106,885<text:s/></text:p>
          </table:table-cell>
          <table:table-cell office:value-type="float" office:value="121537" table:style-name="ce11">
            <text:p><text:s/>121,537<text:s/></text:p>
          </table:table-cell>
          <table:table-cell office:value-type="float" office:value="228422" table:style-name="ce12">
            <text:p>228,42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577" table:style-name="ce9">
            <text:p><text:s/>64,577<text:s/></text:p>
          </table:table-cell>
          <table:table-cell office:value-type="float" office:value="78183" table:style-name="ce10">
            <text:p><text:s/>78,183<text:s/></text:p>
          </table:table-cell>
          <table:table-cell office:value-type="float" office:value="84779" table:style-name="ce11">
            <text:p><text:s/>84,779<text:s/></text:p>
          </table:table-cell>
          <table:table-cell office:value-type="float" office:value="162962" table:style-name="ce12">
            <text:p>162,96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486" table:style-name="ce9">
            <text:p><text:s/>50,486<text:s/></text:p>
          </table:table-cell>
          <table:table-cell office:value-type="float" office:value="63496" table:style-name="ce10">
            <text:p><text:s/>63,496<text:s/></text:p>
          </table:table-cell>
          <table:table-cell office:value-type="float" office:value="66080" table:style-name="ce11">
            <text:p><text:s/>66,080<text:s/></text:p>
          </table:table-cell>
          <table:table-cell office:value-type="float" office:value="129576" table:style-name="ce12">
            <text:p>129,57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7107" table:style-name="ce9">
            <text:p><text:s/>77,107<text:s/></text:p>
          </table:table-cell>
          <table:table-cell office:value-type="float" office:value="95742" table:style-name="ce10">
            <text:p><text:s/>95,742<text:s/></text:p>
          </table:table-cell>
          <table:table-cell office:value-type="float" office:value="97391" table:style-name="ce11">
            <text:p><text:s/>97,391<text:s/></text:p>
          </table:table-cell>
          <table:table-cell office:value-type="float" office:value="193133" table:style-name="ce12">
            <text:p>193,13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1860" table:style-name="ce14">
            <text:p><text:s/>101,860<text:s/></text:p>
          </table:table-cell>
          <table:table-cell office:value-type="float" office:value="130701" table:style-name="ce10">
            <text:p><text:s/>130,701<text:s/></text:p>
          </table:table-cell>
          <table:table-cell office:value-type="float" office:value="140222" table:style-name="ce11">
            <text:p><text:s/>140,222<text:s/></text:p>
          </table:table-cell>
          <table:table-cell office:value-type="float" office:value="270923" table:style-name="ce12">
            <text:p>270,92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5031" table:style-name="ce9">
            <text:p><text:s/>45,031<text:s/></text:p>
          </table:table-cell>
          <table:table-cell office:value-type="float" office:value="58518" table:style-name="ce13">
            <text:p><text:s/>58,518<text:s/></text:p>
          </table:table-cell>
          <table:table-cell office:value-type="float" office:value="61114" table:style-name="ce9">
            <text:p><text:s/>61,114<text:s/></text:p>
          </table:table-cell>
          <table:table-cell office:value-type="float" office:value="119632" table:style-name="ce12">
            <text:p>119,63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103631" table:style-name="ce8">
            <text:p><text:s/>103,631<text:s/></text:p>
          </table:table-cell>
          <table:table-cell office:value-type="float" office:value="135516" table:style-name="ce8">
            <text:p><text:s/>135,516<text:s/></text:p>
          </table:table-cell>
          <table:table-cell office:value-type="float" office:value="146846" table:style-name="ce9">
            <text:p><text:s/>146,846<text:s/></text:p>
          </table:table-cell>
          <table:table-cell office:value-type="float" office:value="282362" table:style-name="ce12">
            <text:p>282,36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710" table:style-name="ce8">
            <text:p><text:s/>104,710<text:s/></text:p>
          </table:table-cell>
          <table:table-cell office:value-type="float" office:value="140181" table:style-name="ce8">
            <text:p><text:s/>140,181<text:s/></text:p>
          </table:table-cell>
          <table:table-cell office:value-type="float" office:value="149227" table:style-name="ce9">
            <text:p><text:s/>149,227<text:s/></text:p>
          </table:table-cell>
          <table:table-cell office:value-type="float" office:value="289408" table:style-name="ce12">
            <text:p>289,40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748" table:style-name="ce8">
            <text:p><text:s/>93,748<text:s/></text:p>
          </table:table-cell>
          <table:table-cell office:value-type="float" office:value="123556" table:style-name="ce8">
            <text:p><text:s/>123,556<text:s/></text:p>
          </table:table-cell>
          <table:table-cell office:value-type="float" office:value="131505" table:style-name="ce9">
            <text:p><text:s/>131,505<text:s/></text:p>
          </table:table-cell>
          <table:table-cell office:value-type="float" office:value="255061" table:style-name="ce12">
            <text:p>255,061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1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臺北市   102 年 11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1" table:style-name="ce8">
            <text:p><text:s/>9,571<text:s/></text:p>
          </table:table-cell>
          <table:table-cell office:value-type="float" office:value="1026426" table:style-name="ce9">
            <text:p><text:s/>1,026,426<text:s/></text:p>
          </table:table-cell>
          <table:table-cell office:value-type="float" office:value="1289204" table:style-name="ce10">
            <text:p><text:s/>1,289,204<text:s/></text:p>
          </table:table-cell>
          <table:table-cell office:value-type="float" office:value="1395363" table:style-name="ce11">
            <text:p><text:s/>1,395,363<text:s/></text:p>
          </table:table-cell>
          <table:table-cell office:value-type="float" office:value="2684567" table:style-name="ce12">
            <text:p>2,684,567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777" table:style-name="ce9">
            <text:p><text:s/>79,777<text:s/></text:p>
          </table:table-cell>
          <table:table-cell office:value-type="float" office:value="99436" table:style-name="ce10">
            <text:p><text:s/>99,436<text:s/></text:p>
          </table:table-cell>
          <table:table-cell office:value-type="float" office:value="110712" table:style-name="ce11">
            <text:p><text:s/>110,712<text:s/></text:p>
          </table:table-cell>
          <table:table-cell office:value-type="float" office:value="210148" table:style-name="ce12">
            <text:p>210,14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418" table:style-name="ce9">
            <text:p><text:s/>88,418<text:s/></text:p>
          </table:table-cell>
          <table:table-cell office:value-type="float" office:value="109593" table:style-name="ce10">
            <text:p><text:s/>109,593<text:s/></text:p>
          </table:table-cell>
          <table:table-cell office:value-type="float" office:value="118762" table:style-name="ce11">
            <text:p><text:s/>118,762<text:s/></text:p>
          </table:table-cell>
          <table:table-cell office:value-type="float" office:value="228355" table:style-name="ce12">
            <text:p>228,35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532" table:style-name="ce9">
            <text:p><text:s/>119,532<text:s/></text:p>
          </table:table-cell>
          <table:table-cell office:value-type="float" office:value="146916" table:style-name="ce10">
            <text:p><text:s/>146,916<text:s/></text:p>
          </table:table-cell>
          <table:table-cell office:value-type="float" office:value="166394" table:style-name="ce11">
            <text:p><text:s/>166,394<text:s/></text:p>
          </table:table-cell>
          <table:table-cell office:value-type="float" office:value="313310" table:style-name="ce12">
            <text:p>313,31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7277" table:style-name="ce9">
            <text:p><text:s/>97,277<text:s/></text:p>
          </table:table-cell>
          <table:table-cell office:value-type="float" office:value="106930" table:style-name="ce10">
            <text:p><text:s/>106,930<text:s/></text:p>
          </table:table-cell>
          <table:table-cell office:value-type="float" office:value="121613" table:style-name="ce11">
            <text:p><text:s/>121,613<text:s/></text:p>
          </table:table-cell>
          <table:table-cell office:value-type="float" office:value="228543" table:style-name="ce12">
            <text:p>228,54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593" table:style-name="ce9">
            <text:p><text:s/>64,593<text:s/></text:p>
          </table:table-cell>
          <table:table-cell office:value-type="float" office:value="78188" table:style-name="ce10">
            <text:p><text:s/>78,188<text:s/></text:p>
          </table:table-cell>
          <table:table-cell office:value-type="float" office:value="84864" table:style-name="ce11">
            <text:p><text:s/>84,864<text:s/></text:p>
          </table:table-cell>
          <table:table-cell office:value-type="float" office:value="163052" table:style-name="ce12">
            <text:p>163,05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519" table:style-name="ce9">
            <text:p><text:s/>50,519<text:s/></text:p>
          </table:table-cell>
          <table:table-cell office:value-type="float" office:value="63542" table:style-name="ce10">
            <text:p><text:s/>63,542<text:s/></text:p>
          </table:table-cell>
          <table:table-cell office:value-type="float" office:value="66167" table:style-name="ce11">
            <text:p><text:s/>66,167<text:s/></text:p>
          </table:table-cell>
          <table:table-cell office:value-type="float" office:value="129709" table:style-name="ce12">
            <text:p>129,709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7169" table:style-name="ce9">
            <text:p><text:s/>77,169<text:s/></text:p>
          </table:table-cell>
          <table:table-cell office:value-type="float" office:value="95775" table:style-name="ce10">
            <text:p><text:s/>95,775<text:s/></text:p>
          </table:table-cell>
          <table:table-cell office:value-type="float" office:value="97471" table:style-name="ce11">
            <text:p><text:s/>97,471<text:s/></text:p>
          </table:table-cell>
          <table:table-cell office:value-type="float" office:value="193246" table:style-name="ce12">
            <text:p>193,24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1883" table:style-name="ce14">
            <text:p><text:s/>101,883<text:s/></text:p>
          </table:table-cell>
          <table:table-cell office:value-type="float" office:value="130785" table:style-name="ce10">
            <text:p><text:s/>130,785<text:s/></text:p>
          </table:table-cell>
          <table:table-cell office:value-type="float" office:value="140351" table:style-name="ce11">
            <text:p><text:s/>140,351<text:s/></text:p>
          </table:table-cell>
          <table:table-cell office:value-type="float" office:value="271136" table:style-name="ce12">
            <text:p>271,13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5020" table:style-name="ce9">
            <text:p><text:s/>45,020<text:s/></text:p>
          </table:table-cell>
          <table:table-cell office:value-type="float" office:value="58549" table:style-name="ce13">
            <text:p><text:s/>58,549<text:s/></text:p>
          </table:table-cell>
          <table:table-cell office:value-type="float" office:value="61116" table:style-name="ce9">
            <text:p><text:s/>61,116<text:s/></text:p>
          </table:table-cell>
          <table:table-cell office:value-type="float" office:value="119665" table:style-name="ce12">
            <text:p>119,66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103729" table:style-name="ce8">
            <text:p><text:s/>103,729<text:s/></text:p>
          </table:table-cell>
          <table:table-cell office:value-type="float" office:value="135638" table:style-name="ce8">
            <text:p><text:s/>135,638<text:s/></text:p>
          </table:table-cell>
          <table:table-cell office:value-type="float" office:value="146956" table:style-name="ce9">
            <text:p><text:s/>146,956<text:s/></text:p>
          </table:table-cell>
          <table:table-cell office:value-type="float" office:value="282594" table:style-name="ce12">
            <text:p>282,594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734" table:style-name="ce8">
            <text:p><text:s/>104,734<text:s/></text:p>
          </table:table-cell>
          <table:table-cell office:value-type="float" office:value="140203" table:style-name="ce8">
            <text:p><text:s/>140,203<text:s/></text:p>
          </table:table-cell>
          <table:table-cell office:value-type="float" office:value="149325" table:style-name="ce9">
            <text:p><text:s/>149,325<text:s/></text:p>
          </table:table-cell>
          <table:table-cell office:value-type="float" office:value="289528" table:style-name="ce12">
            <text:p>289,528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775" table:style-name="ce8">
            <text:p><text:s/>93,775<text:s/></text:p>
          </table:table-cell>
          <table:table-cell office:value-type="float" office:value="123649" table:style-name="ce8">
            <text:p><text:s/>123,649<text:s/></text:p>
          </table:table-cell>
          <table:table-cell office:value-type="float" office:value="131632" table:style-name="ce9">
            <text:p><text:s/>131,632<text:s/></text:p>
          </table:table-cell>
          <table:table-cell office:value-type="float" office:value="255281" table:style-name="ce12">
            <text:p>255,281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12月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16377" table:default-cell-style-name="ce1"/>
        <table:table-row table:style-name="ro2">
          <table:table-cell office:value-type="string" table:number-columns-spanned="7" table:number-rows-spanned="1" table:style-name="ce3">
            <text:p>臺北市   102 年 12 月  各行政區人口數、戶數統計表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">
            <text:p>區別</text:p>
          </table:table-cell>
          <table:table-cell office:value-type="string" table:number-columns-spanned="1" table:number-rows-spanned="2" table:style-name="ce4">
            <text:p>里數</text:p>
          </table:table-cell>
          <table:table-cell office:value-type="string" table:number-columns-spanned="1" table:number-rows-spanned="2" table:style-name="ce4">
            <text:p>鄰數</text:p>
          </table:table-cell>
          <table:table-cell office:value-type="string" table:number-columns-spanned="1" table:number-rows-spanned="2" table:style-name="ce4">
            <text:p>戶數</text:p>
          </table:table-cell>
          <table:table-cell office:value-type="string" table:number-columns-spanned="3" table:number-rows-spanned="1" table:style-name="ce4">
            <text:p>人口數</text:p>
          </table:table-cell>
          <table:covered-table-cell table:number-columns-repeated="2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office:value-type="string" table:style-name="ce5">
            <text:p>合計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9571" table:style-name="ce8">
            <text:p><text:s/>9,571<text:s/></text:p>
          </table:table-cell>
          <table:table-cell office:value-type="float" office:value="1026738" table:style-name="ce9">
            <text:p><text:s/>1,026,738<text:s/></text:p>
          </table:table-cell>
          <table:table-cell office:value-type="float" office:value="1289945" table:style-name="ce10">
            <text:p><text:s/>1,289,945<text:s/></text:p>
          </table:table-cell>
          <table:table-cell office:value-type="float" office:value="1396571" table:style-name="ce11">
            <text:p><text:s/>1,396,571<text:s/></text:p>
          </table:table-cell>
          <table:table-cell office:value-type="float" office:value="2686516" table:style-name="ce12">
            <text:p>2,686,51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松山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762" table:style-name="ce8">
            <text:p><text:s/>762<text:s/></text:p>
          </table:table-cell>
          <table:table-cell office:value-type="float" office:value="79801" table:style-name="ce9">
            <text:p><text:s/>79,801<text:s/></text:p>
          </table:table-cell>
          <table:table-cell office:value-type="float" office:value="99484" table:style-name="ce10">
            <text:p><text:s/>99,484<text:s/></text:p>
          </table:table-cell>
          <table:table-cell office:value-type="float" office:value="110859" table:style-name="ce11">
            <text:p><text:s/>110,859<text:s/></text:p>
          </table:table-cell>
          <table:table-cell office:value-type="float" office:value="210343" table:style-name="ce12">
            <text:p>210,34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信義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914" table:style-name="ce8">
            <text:p><text:s/>914<text:s/></text:p>
          </table:table-cell>
          <table:table-cell office:value-type="float" office:value="88412" table:style-name="ce9">
            <text:p><text:s/>88,412<text:s/></text:p>
          </table:table-cell>
          <table:table-cell office:value-type="float" office:value="109662" table:style-name="ce10">
            <text:p><text:s/>109,662<text:s/></text:p>
          </table:table-cell>
          <table:table-cell office:value-type="float" office:value="118834" table:style-name="ce11">
            <text:p><text:s/>118,834<text:s/></text:p>
          </table:table-cell>
          <table:table-cell office:value-type="float" office:value="228496" table:style-name="ce12">
            <text:p>228,496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安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19480" table:style-name="ce9">
            <text:p><text:s/>119,480<text:s/></text:p>
          </table:table-cell>
          <table:table-cell office:value-type="float" office:value="146933" table:style-name="ce10">
            <text:p><text:s/>146,933<text:s/></text:p>
          </table:table-cell>
          <table:table-cell office:value-type="float" office:value="166430" table:style-name="ce11">
            <text:p><text:s/>166,430<text:s/></text:p>
          </table:table-cell>
          <table:table-cell office:value-type="float" office:value="313363" table:style-name="ce12">
            <text:p>313,36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山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72" table:style-name="ce8">
            <text:p><text:s/>872<text:s/></text:p>
          </table:table-cell>
          <table:table-cell office:value-type="float" office:value="97336" table:style-name="ce9">
            <text:p><text:s/>97,336<text:s/></text:p>
          </table:table-cell>
          <table:table-cell office:value-type="float" office:value="106998" table:style-name="ce10">
            <text:p><text:s/>106,998<text:s/></text:p>
          </table:table-cell>
          <table:table-cell office:value-type="float" office:value="121755" table:style-name="ce11">
            <text:p><text:s/>121,755<text:s/></text:p>
          </table:table-cell>
          <table:table-cell office:value-type="float" office:value="228753" table:style-name="ce12">
            <text:p>228,753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中正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584" table:style-name="ce8">
            <text:p><text:s/>584<text:s/></text:p>
          </table:table-cell>
          <table:table-cell office:value-type="float" office:value="64589" table:style-name="ce9">
            <text:p><text:s/>64,589<text:s/></text:p>
          </table:table-cell>
          <table:table-cell office:value-type="float" office:value="78206" table:style-name="ce10">
            <text:p><text:s/>78,206<text:s/></text:p>
          </table:table-cell>
          <table:table-cell office:value-type="float" office:value="84934" table:style-name="ce11">
            <text:p><text:s/>84,934<text:s/></text:p>
          </table:table-cell>
          <table:table-cell office:value-type="float" office:value="163140" table:style-name="ce12">
            <text:p>163,14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大同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50568" table:style-name="ce9">
            <text:p><text:s/>50,568<text:s/></text:p>
          </table:table-cell>
          <table:table-cell office:value-type="float" office:value="63576" table:style-name="ce10">
            <text:p><text:s/>63,576<text:s/></text:p>
          </table:table-cell>
          <table:table-cell office:value-type="float" office:value="66244" table:style-name="ce11">
            <text:p><text:s/>66,244<text:s/></text:p>
          </table:table-cell>
          <table:table-cell office:value-type="float" office:value="129820" table:style-name="ce12">
            <text:p>129,82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萬華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77218" table:style-name="ce9">
            <text:p><text:s/>77,218<text:s/></text:p>
          </table:table-cell>
          <table:table-cell office:value-type="float" office:value="95823" table:style-name="ce10">
            <text:p><text:s/>95,823<text:s/></text:p>
          </table:table-cell>
          <table:table-cell office:value-type="float" office:value="97657" table:style-name="ce11">
            <text:p><text:s/>97,657<text:s/></text:p>
          </table:table-cell>
          <table:table-cell office:value-type="float" office:value="193480" table:style-name="ce12">
            <text:p>193,48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文山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995" table:style-name="ce8">
            <text:p><text:s/>995<text:s/></text:p>
          </table:table-cell>
          <table:table-cell office:value-type="float" office:value="101903" table:style-name="ce14">
            <text:p><text:s/>101,903<text:s/></text:p>
          </table:table-cell>
          <table:table-cell office:value-type="float" office:value="130887" table:style-name="ce10">
            <text:p><text:s/>130,887<text:s/></text:p>
          </table:table-cell>
          <table:table-cell office:value-type="float" office:value="140454" table:style-name="ce11">
            <text:p><text:s/>140,454<text:s/></text:p>
          </table:table-cell>
          <table:table-cell office:value-type="float" office:value="271341" table:style-name="ce12">
            <text:p>271,341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南港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444" table:style-name="ce8">
            <text:p><text:s/>444<text:s/></text:p>
          </table:table-cell>
          <table:table-cell office:value-type="float" office:value="45045" table:style-name="ce9">
            <text:p><text:s/>45,045<text:s/></text:p>
          </table:table-cell>
          <table:table-cell office:value-type="float" office:value="58603" table:style-name="ce13">
            <text:p><text:s/>58,603<text:s/></text:p>
          </table:table-cell>
          <table:table-cell office:value-type="float" office:value="61149" table:style-name="ce9">
            <text:p><text:s/>61,149<text:s/></text:p>
          </table:table-cell>
          <table:table-cell office:value-type="float" office:value="119752" table:style-name="ce12">
            <text:p>119,75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內湖</text:p>
          </table:table-cell>
          <table:table-cell office:value-type="float" office:value="39" table:style-name="ce8">
            <text:p><text:s/>39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103801" table:style-name="ce8">
            <text:p><text:s/>103,801<text:s/></text:p>
          </table:table-cell>
          <table:table-cell office:value-type="float" office:value="135718" table:style-name="ce8">
            <text:p><text:s/>135,718<text:s/></text:p>
          </table:table-cell>
          <table:table-cell office:value-type="float" office:value="147124" table:style-name="ce9">
            <text:p><text:s/>147,124<text:s/></text:p>
          </table:table-cell>
          <table:table-cell office:value-type="float" office:value="282842" table:style-name="ce12">
            <text:p>282,8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士林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04767" table:style-name="ce8">
            <text:p><text:s/>104,767<text:s/></text:p>
          </table:table-cell>
          <table:table-cell office:value-type="float" office:value="140361" table:style-name="ce8">
            <text:p><text:s/>140,361<text:s/></text:p>
          </table:table-cell>
          <table:table-cell office:value-type="float" office:value="149381" table:style-name="ce9">
            <text:p><text:s/>149,381<text:s/></text:p>
          </table:table-cell>
          <table:table-cell office:value-type="float" office:value="289742" table:style-name="ce12">
            <text:p>289,742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北投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827" table:style-name="ce8">
            <text:p><text:s/>827<text:s/></text:p>
          </table:table-cell>
          <table:table-cell office:value-type="float" office:value="93818" table:style-name="ce8">
            <text:p><text:s/>93,818<text:s/></text:p>
          </table:table-cell>
          <table:table-cell office:value-type="float" office:value="123694" table:style-name="ce8">
            <text:p><text:s/>123,694<text:s/></text:p>
          </table:table-cell>
          <table:table-cell office:value-type="float" office:value="131750" table:style-name="ce9">
            <text:p><text:s/>131,750<text:s/></text:p>
          </table:table-cell>
          <table:table-cell office:value-type="float" office:value="255444" table:style-name="ce12">
            <text:p>255,444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_91_0_93_" style:display-name="千分位[0]" style:family="table-cell" style:data-style-name="N3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ce</meta:initial-creator>
    <dc:creator>yang</dc:creator>
    <meta:creation-date>2009-02-04T06:06:23Z</meta:creation-date>
    <dc:date>2017-12-11T06:25:44Z</dc:date>
  </office:meta>
</office:document-meta>
</file>